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8"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9"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10"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11"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13" style:family="paragraph" style:parent-style-name="Standard">
      <style:paragraph-properties fo:text-align="justify" style:justify-single-word="false"/>
      <style:text-properties officeooo:paragraph-rsid="0007aabd"/>
    </style:style>
    <style:style style:name="P14"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15"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19" style:family="paragraph" style:parent-style-name="Standard" style:list-style-name="L2">
      <style:paragraph-properties fo:text-align="justify" style:justify-single-word="false"/>
      <style:text-properties officeooo:paragraph-rsid="001f90f3"/>
    </style:style>
    <style:style style:name="P20" style:family="paragraph" style:parent-style-name="Standard">
      <style:paragraph-properties fo:text-align="justify" style:justify-single-word="false"/>
      <style:text-properties officeooo:paragraph-rsid="0007aabd"/>
    </style:style>
    <style:style style:name="P21"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22" style:family="paragraph" style:parent-style-name="Standard">
      <style:paragraph-properties fo:text-align="justify" style:justify-single-word="false"/>
      <style:text-properties fo:font-size="16pt" style:text-underline-style="none" fo:font-weight="bold" officeooo:rsid="001f1509" officeooo:paragraph-rsid="001f1509"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weight="normal" officeooo:rsid="001f90f3" style:font-size-asian="10.5pt" style:font-weight-asian="normal" style:font-size-complex="12pt" style:font-weight-complex="normal"/>
    </style:style>
    <style:style style:name="T19" style:family="text">
      <style:text-properties fo:font-size="12pt" fo:font-weight="normal" officeooo:rsid="0020752c" style:font-size-asian="10.5pt" style:font-weight-asian="normal" style:font-size-complex="12pt" style:font-weight-complex="normal"/>
    </style:style>
    <style:style style:name="T20" style:family="text">
      <style:text-properties fo:font-style="normal" style:text-underline-style="none" officeooo:rsid="00127601" style:font-style-asian="normal" style:font-style-complex="normal"/>
    </style:style>
    <style:style style:name="T21" style:family="text">
      <style:text-properties fo:font-style="normal" style:text-underline-style="none" officeooo:rsid="00149411" style:font-style-asian="normal" style:font-style-complex="normal"/>
    </style:style>
    <style:style style:name="T22" style:family="text">
      <style:text-properties fo:font-style="normal" style:text-underline-style="none" officeooo:rsid="00158089" style:font-style-asian="normal" style:font-style-complex="normal"/>
    </style:style>
    <style:style style:name="T23" style:family="text">
      <style:text-properties fo:font-style="normal" style:text-underline-style="none" officeooo:rsid="0015dfd4" style:font-style-asian="normal" style:font-style-complex="normal"/>
    </style:style>
    <style:style style:name="T24" style:family="text">
      <style:text-properties fo:font-style="normal" style:text-underline-style="none" officeooo:rsid="00179d8a" style:font-style-asian="normal" style:font-style-complex="normal"/>
    </style:style>
    <style:style style:name="T25" style:family="text">
      <style:text-properties fo:font-style="normal" style:text-underline-style="none" officeooo:rsid="001d7267" style:font-style-asian="normal" style:font-style-complex="normal"/>
    </style:style>
    <style:style style:name="T26" style:family="text">
      <style:text-properties fo:font-style="normal" style:text-underline-style="none" officeooo:rsid="001f1509" style:font-style-asian="normal" style:font-style-complex="normal"/>
    </style:style>
    <style:style style:name="T27" style:family="text">
      <style:text-properties officeooo:rsid="00107646"/>
    </style:style>
    <style:style style:name="T28" style:family="text">
      <style:text-properties officeooo:rsid="001a1539"/>
    </style:style>
    <style:style style:name="T29" style:family="text">
      <style:text-properties officeooo:rsid="001a8dc2"/>
    </style:style>
    <style:style style:name="T30" style:family="text">
      <style:text-properties officeooo:rsid="001b1cdd"/>
    </style:style>
    <style:style style:name="T31" style:family="text">
      <style:text-properties fo:font-style="italic" style:font-style-asian="italic" style:font-style-complex="italic"/>
    </style:style>
    <style:style style:name="T32" style:family="text">
      <style:text-properties officeooo:rsid="001c4780"/>
    </style:style>
    <style:style style:name="T33" style:family="text">
      <style:text-properties officeooo:rsid="0020752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Resumen:</text:p>
      <text:p text:style-name="P11"/>
      <text:p text:style-name="P4"><text:span text:style-name="T30"><text:tab/>Se c</text:span>onside<text:span text:style-name="T30">ra</text:span> una empresa que se dedica a la publicidad dinámica, y que gestiona vallas electrónicas, de manera que en una valla puede mostrar imágenes y cobrar por el servicio. <text:span text:style-name="T30">Se propone</text:span> desarroll<text:span text:style-name="T30">ar</text:span> un prototipo en <text:span text:style-name="T30">d</text:span>el sistema de gestión de la vallas<text:span text:style-name="T30">.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30"><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11"/>
      <text:p text:style-name="P9">Diseño cliente:</text:p>
      <text:p text:style-name="P9"/>
      <text:p text:style-name="P9"><text:tab/><text:span text:style-name="T18">Este proceso es el encargado de </text:span><text:span text:style-name="T19">facilitar la</text:span><text:span text:style-name="T18"> comunicación entre el cliente interesado en poner un anuncio y el subastador.</text:span></text:p>
      <text:p text:style-name="P17"><text:tab/></text:p>
      <text:p text:style-name="P17"><text:tab/>En primer lugar, el cliente se conecta a una dirección y puerto dispuestos por el usuario, quien también podrá decidir si <text:span text:style-name="T33">la puja se va a realizar</text:span> de forma manual o automática. Una vez ha conectado con el servidor <text:span text:style-name="T33">esperará</text:span> a que comience una nueva <text:span text:style-name="T33">subasta, momento en el que el cliente</text:span> será informado del tiempo subastado y el precio inicial. </text:p>
      <text:p text:style-name="P17"><text:tab/></text:p>
      <text:p text:style-name="P17"><text:tab/>Para pujar <text:span text:style-name="T29">tendrá distintas opciones</text:span>: <text:span text:style-name="T31">aceptar</text:span> la puja actual (“a”), <text:span text:style-name="T31">pasar</text:span> (“p”), <text:span text:style-name="T31">salir de la subasta en curso</text:span> y esperar a que comience una nueva (“s<text:span text:style-name="T33">p</text:span>”) o <text:span text:style-name="T31">no participar en más subastas</text:span> y salir del servidor (“ss”). En el caso de no responder a <text:span text:style-name="T33">alguna de las ofertas lanzadas por el subastador, el cliente</text:span> <text:span text:style-name="T29">deberá</text:span> esperar a que comience una nueva subasta para poder pujar de nuevo. <text:span text:style-name="T33">Finalizada la subasta en curso</text:span> si el cliente resulta ganador ten<text:span text:style-name="T28">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32">que la oferta del subastador sea igual a un </text:span>límite <text:span text:style-name="T32">preestablecido</text:span>, alcanzado ese límite <text:span text:style-name="T32">no aceptará más ofertas</text:span>. Dicho límite no <text:span text:style-name="T32">se tiene en cuenta</text:span> si la puja es manual ya que el usuario es quien medirá cuánto puede aceptar.</text:p>
      <text:p text:style-name="P9"/>
      <text:p text:style-name="P8"><text:span text:style-name="T27">Diseño g</text:span>estor de valla:</text:p>
      <text:p text:style-name="P1"/>
      <text:p text:style-name="P12"><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779244374" text:style-name="L2">
        <text:list-header>
          <text:p text:style-name="P19"><text:span text:style-name="T11"/></text:p>
        </text:list-header>
        <text:list-item>
          <text:p text:style-name="P19"><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19"><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soft-page-break/><text:tab/>Ninguna de estas estructuras de datos garantiza la exclusión mutua en sus operaciones.</text:p>
      <text:p text:style-name="P13"><text:span text:style-name="T4"/></text:p>
      <text:p text:style-name="P13"><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7">Cuando no haya más elementos en espera la ventana se cerrará y el gestor habrá finalizado su ejecución.</text:span></text:p>
      <text:p text:style-name="P7"/>
      <text:p text:style-name="P22">Diseño administrador:</text:p>
      <text:p text:style-name="P22"/>
      <text:p text:style-name="P15"/>
      <text:p text:style-name="P22"/>
      <text:p text:style-name="P7">Diseño <text:reference-mark-start text:name="MonitorValla"/>mValla<text:reference-mark-end text:name="MonitorValla"/>:</text:p>
      <text:p text:style-name="P6"/>
      <text:p text:style-name="P14"><text:span text:style-name="T20">Se ha diseñado este monitor con el fin de garantizar la exclusión mutua para añadir y extraer elementos de </text:span><text:span text:style-name="T25">una cola que comparten el módulo subastador y el módulo gestor. También es el encargado de modificar el valor</text:span><text:span text:style-name="T20"> de los datos estadísticos </text:span><text:span text:style-name="T25">e históricos y asegurar que la consulta de los mismos supone conocer el valor en ese instante</text:span><text:span text:style-name="T20">, </text:span><text:span text:style-name="T22">de esta forma </text:span><text:span text:style-name="T25">se evitan </text:span><text:span text:style-name="T22">los problemas de concurrencia que pueden dar estas operaciones.</text:span><text:span text:style-name="T20"> </text:span><text:span text:style-name="T21">Dicho monitor deberá ser visible para el subastador, el gestor de vallas y el administrador ya que el subastador </text:span><text:span text:style-name="T26">encola</text:span><text:span text:style-name="T21"> los anuncios que hayan ganado la subasta; </text:span><text:span text:style-name="T26">e</text:span><text:span text:style-name="T21">l gestor de vallas </text:span><text:span text:style-name="T26">los </text:span><text:span text:style-name="T21">desencola </text:span><text:span text:style-name="T26">para</text:span><text:span text:style-name="T21"> mostrarlos en alguna de las vallas publicitarias; </text:span><text:span text:style-name="T26">mientras que</text:span><text:span text:style-name="T21"> el administrador necesitará acceder a los estad</text:span><text:span text:style-name="T22">ísticos </text:span><text:span text:style-name="T26">e históricos del sistema.</text:span></text:p>
      <text:p text:style-name="P5"><text:span text:style-name="T23">Además es necesario que se indique que no se van a encolar más anuncios dado que al desencolar, mientras exista la posibilidad de añadir más anuncios y la longitud de la cola sea 0 </text:span><text:span text:style-name="T24">esperará a que se añada algún elemento o bien se notifique que no se van a añadir más. </text:span><text:span text:style-name="T26">Sin esta notificación el sistema quedaría bloqueado en una espera infini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12:13:14.288996304</dc:date>
    <meta:editing-duration>PT47M38S</meta:editing-duration>
    <meta:editing-cycles>7</meta:editing-cycles>
    <meta:document-statistic meta:table-count="0" meta:image-count="0" meta:object-count="0" meta:page-count="2" meta:paragraph-count="20" meta:word-count="865" meta:character-count="5038" meta:non-whitespace-character-count="4178"/>
  </office:meta>
</office:document-meta>
</file>